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normal" style:font-size-asian="11pt" style:font-weight-asian="normal" style:font-size-complex="11pt" style:font-weight-complex="normal"/>
    </style:style>
    <style:style style:name="P4"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6" style:family="paragraph" style:parent-style-name="Standard" style:list-style-name="L1">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8"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6/5/17 <text:s text:c="3"/>CMPS 102</text:p>
      <text:p text:style-name="P2">I have read and agree to the collaboration policy. Stephen Woodbury.</text:p>
      <text:p text:style-name="P2">Collaborators: none</text:p>
      <text:p text:style-name="P1">Assignment 4_2 : Cycle Cover</text:p>
      <text:p text:style-name="P3"><text:span text:style-name="T7">Assumptions:</text:span><text:span text:style-name="T1"> -A cycle has to be made up of two or more Vertices. </text:span><text:s/></text:p>
      <text:p text:style-name="P3"><text:s text:c="13"/>-The Graph we're given, every node has at most, a degree of 1</text:p>
      <text:p text:style-name="P3"><text:s text:c="15"/>+Couldn't figure it out with degree more than one</text:p>
      <text:p text:style-name="P3"><text:s text:c="13"/></text:p>
      <text:p text:style-name="P4">Components<text:span text:style-name="T1">: </text:span><text:span text:style-name="T3">EdgeGoingTo:</text:span><text:span text:style-name="T1"> Array of size n with sources of edges being the <text:s/></text:span></text:p>
      <text:p text:style-name="P4"><text:span text:style-name="T1"><text:s text:c="12"/>indexes and the values stored being the destinations of the <text:s/></text:span></text:p>
      <text:p text:style-name="P4"><text:span text:style-name="T1"><text:s text:c="12"/>edges from the source index.</text:span></text:p>
      <text:p text:style-name="P4"><text:span text:style-name="T1"><text:s text:c="12"/></text:span><text:span text:style-name="T3">CycNum:</text:span><text:span text:style-name="T1"> int, gives current cycle discovery #, init. To 2. </text:span></text:p>
      <text:p text:style-name="P4"><text:span text:style-name="T1"><text:s text:c="12"/></text:span><text:span text:style-name="T3">checkOff:</text:span><text:span text:style-name="T1"> Array of size n, init to all 0's, gives status of <text:s/></text:span></text:p>
      <text:p text:style-name="P4"><text:span text:style-name="T1"><text:s text:c="12"/>vertices:</text:span></text:p>
      <text:p text:style-name="P4"><text:span text:style-name="T1"><text:s text:c="14"/>- 0 : Not seen by algorithm yet</text:span></text:p>
      <text:p text:style-name="P4"><text:span text:style-name="T1"><text:s text:c="14"/>- 1 : Seen by algorithm but not classified into a cycle yet</text:span></text:p>
      <text:p text:style-name="P4"><text:span text:style-name="T1"><text:s text:c="14"/>- &gt;=2:Seen by algorithm and classified into a cycle. </text:span></text:p>
      <text:p text:style-name="P4"><text:span text:style-name="T1"><text:s text:c="12"/>v</text:span><text:span text:style-name="T3">ertsChecked:</text:span><text:span text:style-name="T1"> int, init. To 0, keeps track of how many vertices <text:s/></text:span></text:p>
      <text:p text:style-name="P4"><text:span text:style-name="T1"><text:s text:c="12"/>have been checked off into cycles. <text:s text:c="2"/></text:span></text:p>
      <text:p text:style-name="P4"><text:span text:style-name="T1"><text:s text:c="12"/></text:span><text:span text:style-name="T3">StartIndex:</text:span><text:span text:style-name="T5"> int, Index we started investigating from, init to 0</text:span></text:p>
      <text:p text:style-name="P4"><text:span text:style-name="T5"><text:s text:c="12"/></text:span><text:span text:style-name="T3">ProblemIndex:</text:span><text:span text:style-name="T5"> int, For back tracking purposes, init to 0.</text:span></text:p>
      <text:p text:style-name="P4">Algorithm:</text:p>
      <text:p text:style-name="P5">Cycle-Cover-Discovery(V,E)</text:p>
      <text:p text:style-name="P5"><text:span text:style-name="T1">1 Sort Edges into EdgeGoingTo. While in the process, if it's found that a <text:s/>vertex isn't connected to a vertex at all (ie, it's not a source), then return “No Cycle Cover Exists”.</text:span></text:p>
      <text:p text:style-name="P5"><text:span text:style-name="T1">2 Initialize necessary components. </text:span></text:p>
      <text:p text:style-name="P5"><text:span text:style-name="T1">3 while(vertsChecked &lt; |V|)</text:span></text:p>
      <text:p text:style-name="P5"><text:span text:style-name="T1">4 <text:s text:c="2"/>find first vertex in checkOff marked w/ a 0, call it v. </text:span></text:p>
      <text:p text:style-name="P5"><text:span text:style-name="T1">5 <text:s text:c="2"/>while(checkOff[v] == 0)</text:span></text:p>
      <text:p text:style-name="P5"><text:span text:style-name="T1">6 <text:s text:c="4"/>checkOff[v] = 1</text:span></text:p>
      <text:p text:style-name="P5"><text:span text:style-name="T1">7 <text:s text:c="4"/>v = EdgeGoingTo[v]</text:span></text:p>
      <text:p text:style-name="P5"><text:span text:style-name="T1">8 <text:s text:c="2"/>if(checkOff[v] == 1)</text:span></text:p>
      <text:p text:style-name="P5"><text:span text:style-name="T1">9 <text:s text:c="4"/>while(checkOff[v]==1)</text:span></text:p>
      <text:p text:style-name="P5"><text:span text:style-name="T1">10 <text:s text:c="5"/>checkOff[v] = CycNum</text:span></text:p>
      <text:p text:style-name="P5"><text:span text:style-name="T1">11 <text:s text:c="5"/>v=EdgeGoingTo[v]</text:span></text:p>
      <text:p text:style-name="P5"><text:span text:style-name="T1">12 <text:s text:c="5"/>vertsChecked++</text:span></text:p>
      <text:p text:style-name="P5"><text:span text:style-name="T1">13 <text:s text:c="3"/>CycNum++</text:span></text:p>
      <text:p text:style-name="P5"><text:span text:style-name="T1">14 <text:s/>else</text:span></text:p>
      <text:p text:style-name="P5"><text:span text:style-name="T1">15 <text:s text:c="3"/>return “No Cycle Cover Exists”</text:span></text:p>
      <text:p text:style-name="P5"><text:span text:style-name="T1">16if(vertsChecked != |V|) //defensive programming</text:span></text:p>
      <text:p text:style-name="P5"><text:span text:style-name="T1">17 <text:s/>return “No Cycle Cover Exists”</text:span></text:p>
      <text:p text:style-name="P5"><text:span text:style-name="T1">18else</text:span></text:p>
      <text:p text:style-name="P5"><text:span text:style-name="T1">19 <text:s/>foreach vertex v</text:span></text:p>
      <text:p text:style-name="P5"><text:span text:style-name="T1">20 <text:s text:c="3"/>checkOff[v]-- //to change to accurate cycle numbers</text:span></text:p>
      <text:p text:style-name="P5"><text:span text:style-name="T1">21 <text:s/>return checkOff //checkOff[v] = # : vertex v is part of cycle #. </text:span></text:p>
      <text:p text:style-name="P5"/>
      <text:p text:style-name="P8">Algorithm Description</text:p>
      <text:p text:style-name="P8"><text:span text:style-name="T1">Sort edges into EdgeGoing to, if a vertex is found to have no directed edge that it is a source of. Then there is no way a cycle cover exists and we print as such. </text:span></text:p>
      <text:p text:style-name="P8"><text:span text:style-name="T1">We then initialize all of our necessary values. While the number of vertices successfully checked off into cycles is less than the total number of vertices, find the first vertex that hasn't been seen by the algorithm </text:span><text:soft-page-break/><text:span text:style-name="T1">before, set it to seen by the algorithm, jump to the vertex it points it, label that as seen, jump to that vertex's pointed to vertex, repeat until you come across a vertex the algorithm has seen before. If the vertex was seen but hasn't been checked off into a cycle yet, check it off into a cycle, jump to the vertex it points to, check that into the same cycle as the previous cycle, jump to the next vertex, repeat until you come across a vertex that's been checked into a cycle. If instead that first vertex was seen and checked into a cycle already(This is the vertex v from the second while loop), then there is no way a cycle cover exists and we print as such. We then find another vertex not seen before by the algorithm and repeat the process. Once we're done with the first while loop, we check to make sure the number of verts checked into cycles is the total number of verts in the graph, of not, no cycle cover exists and we print as such. We then decrement every value in checkOff by 1 in order to give more accurate cycle numbers. We then return checkOff which lists all sub-graphs that are in G that encompass all verts of G and are all vertex disjoint cylces, ie, a cycle cover is returned. </text:span></text:p>
      <text:p text:style-name="P8"><text:span text:style-name="T1"/></text:p>
      <text:p text:style-name="P8">Proofs of Correctness : Termination</text:p>
      <text:p text:style-name="P5"><text:span text:style-name="T1">Claim:</text:span><text:span text:style-name="T5"> Our algorithm terminates as our first while loop terminates after at most |V|/2 iterations. </text:span></text:p>
      <text:p text:style-name="P5"><text:span text:style-name="T1">Pf:</text:span><text:span text:style-name="T5"> Our first while loop upon running does one of two things. </text:span></text:p>
      <text:p text:style-name="P5"><text:span text:style-name="T5"><text:s text:c="2"/>A) Checks off at least two vertices into a cycle: It must or B happens</text:span></text:p>
      <text:p text:style-name="P5"><text:span text:style-name="T5"><text:s text:c="2"/>B) Returns “No Cycle Cover Exists”</text:span></text:p>
      <text:p text:style-name="P5"><text:span text:style-name="T5"/></text:p>
      <text:p text:style-name="P5"><text:span text:style-name="T4">Proofs of Correctness : A Cycle Cover Found</text:span></text:p>
      <text:p text:style-name="P5"><text:span text:style-name="T1">Claim: </text:span><text:span text:style-name="T5">Our Algorithm yields a Cycle Cover if one exists. </text:span></text:p>
      <text:p text:style-name="P5"><text:span text:style-name="T1">Pf: </text:span><text:span text:style-name="T5">A Cycle Cover is a disjoint series of cycles that encompass all vertices of G. As such, the following can be concluded.</text:span></text:p>
      <text:list xml:id="list442124007133423519" text:style-name="L1">
        <text:list-item>
          <text:p text:style-name="P6"><text:span text:style-name="T5">A vertex of degree 0 can not be part of a cycle, which means a cycle-cover cannot happen.</text:span></text:p>
        </text:list-item>
        <text:list-item>
          <text:p text:style-name="P6"><text:span text:style-name="T5">One vertex cannot be part of two cycles (with our restriction of degree one at most), so if it's found that as you're exploring nodes that you come across another node already cataloged into another cyle, then there is no way a cover cycle can exist for G. </text:span></text:p>
        </text:list-item>
      </text:list>
      <text:p text:style-name="P5"><text:span text:style-name="T5">These two conditions are the only ways that a cycle cover cannot exist in a graph where every vertex has at most degree 1. The algorithm above accounts for and searches for the these conditions, if they are not found or met, then a cycle cover will be found and returned by the algorithm.</text:span></text:p>
      <text:p text:style-name="P5"><text:span text:style-name="T5"/></text:p>
      <text:p text:style-name="P5"><text:span text:style-name="T4">RunTime Analysis</text:span><text:span text:style-name="T5">:</text:span></text:p>
      <text:p text:style-name="P5"><text:span text:style-name="T5">1:O(m), 2:O(n), 3:O(n), 4:O(n), 5:O(1), 6:O(1), 7:O(1), 8:O(1), 9:O(1), 10:O(1), 11:O(1), 12:O(1), 13:O(1), 14:/, 15:O(1), 16:O(1), 17:O(1), 18:/, 19:O(n), 20:O(1), 21:O(1)</text:span></text:p>
      <text:p text:style-name="P5"><text:span text:style-name="T5"/></text:p>
      <text:p text:style-name="P5"><text:span text:style-name="T1">Total:</text:span><text:span text:style-name="T5"> O(m)+2*O(n)+O(n)*[O(n)+10*O(1)]+4*O(1) = </text:span><text:span text:style-name="T2">O(n^2)</text:span></text:p>
      <text:p text:style-name="P5"><text:span text:style-name="T6"/></text:p>
      <text:p text:style-name="P5"><text:span text:style-name="T4">Space Analysis:</text:span></text:p>
      <text:p text:style-name="P7"><text:span text:style-name="T4">O(n): Look to compone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6-05T03:07:25</meta:creation-date>
    <dc:date>2017-06-05T05:26:05.73</dc:date>
    <dc:creator>Stephen Woodbury</dc:creator>
    <meta:editing-duration>PT2H18M39S</meta:editing-duration>
    <meta:editing-cycles>2</meta:editing-cycles>
    <meta:generator>OpenOffice/4.1.2$Win32 OpenOffice.org_project/412m3$Build-9782</meta:generator>
    <meta:document-statistic meta:table-count="0" meta:image-count="0" meta:object-count="0" meta:page-count="2" meta:paragraph-count="63" meta:word-count="858" meta:character-count="5063"/>
  </office:meta>
</office:document-meta>
</file>